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398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2925in"/>
    </style:style>
    <style:style style:name="co4" style:family="table-column">
      <style:table-column-properties fo:break-before="auto" style:column-width="0.25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5181in"/>
    </style:style>
    <style:style style:name="co7" style:family="table-column">
      <style:table-column-properties fo:break-before="auto" style:column-width="0.5819in"/>
    </style:style>
    <style:style style:name="co8" style:family="table-column">
      <style:table-column-properties fo:break-before="auto" style:column-width="0.7429in"/>
    </style:style>
    <style:style style:name="co9" style:family="table-column">
      <style:table-column-properties fo:break-before="auto" style:column-width="0.53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7in" svg:height="5in" svg:x="0in" svg:y="0in">
            <draw:object draw:notify-on-update-of-ranges="Sheet1.C1:Sheet1.C1 Sheet1.C2:Sheet1.C199 Sheet1.B1:Sheet1.B1 Sheet1.B2:Sheet1.B19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ProcessRunning</text:p>
          </table:table-cell>
          <table:table-cell office:value-type="string">
            <text:p>SP</text:p>
          </table:table-cell>
          <table:table-cell office:value-type="string">
            <text:p>PV</text:p>
          </table:table-cell>
          <table:table-cell office:value-type="string">
            <text:p>Kp</text:p>
          </table:table-cell>
          <table:table-cell office:value-type="string">
            <text:p>Ki</text:p>
          </table:table-cell>
          <table:table-cell office:value-type="string">
            <text:p>Kd</text:p>
          </table:table-cell>
          <table:table-cell office:value-type="string">
            <text:p>Error</text:p>
          </table:table-cell>
          <table:table-cell office:value-type="string">
            <text:p>PError</text:p>
          </table:table-cell>
          <table:table-cell office:value-type="string">
            <text:p>Integral</text:p>
          </table:table-cell>
          <table:table-cell office:value-type="string">
            <text:p>Derivative</text:p>
          </table:table-cell>
          <table:table-cell office:value-type="string">
            <text:p>Output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1">
            <text:p>101</text:p>
          </table:table-cell>
          <table:table-cell office:value-type="float" office:value="10100">
            <text:p>10100</text:p>
          </table:table-cell>
          <table:table-cell office:value-type="float" office:value="101">
            <text:p>101</text:p>
          </table:table-cell>
          <table:table-cell office:value-type="float" office:value="11615">
            <text:p>11615</text:p>
          </table:table-cell>
          <table:table-cell/>
          <table:table-cell table:formula="of:=MAX([.C2:.C199])" office:value-type="float" office:value="129">
            <text:p>1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1">
            <text:p>101</text:p>
          </table:table-cell>
          <table:table-cell office:value-type="float" office:value="20200">
            <text:p>20200</text:p>
          </table:table-cell>
          <table:table-cell office:value-type="float" office:value="0">
            <text:p>0</text:p>
          </table:table-cell>
          <table:table-cell office:value-type="float" office:value="1515">
            <text:p>1515</text:p>
          </table:table-cell>
          <table:table-cell/>
          <table:table-cell office:value-type="float" office:value="5.4">
            <text:p>5.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1">
            <text:p>101</text:p>
          </table:table-cell>
          <table:table-cell office:value-type="float" office:value="30300">
            <text:p>30300</text:p>
          </table:table-cell>
          <table:table-cell office:value-type="float" office:value="0">
            <text:p>0</text:p>
          </table:table-cell>
          <table:table-cell office:value-type="float" office:value="1515">
            <text:p>15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3" office:value-type="float" office:value="100">
            <text:p>100</text:p>
          </table:table-cell>
          <table:table-cell office:value-type="float" office:value="40300">
            <text:p>40300</text:p>
          </table:table-cell>
          <table:table-cell office:value-type="float" office:value="-1">
            <text:p>-1</text:p>
          </table:table-cell>
          <table:table-cell office:value-type="float" office:value="1400">
            <text:p>14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8">
            <text:p>98</text:p>
          </table:table-cell>
          <table:table-cell office:value-type="float" office:value="50100">
            <text:p>50100</text:p>
          </table:table-cell>
          <table:table-cell office:value-type="float" office:value="-2">
            <text:p>-2</text:p>
          </table:table-cell>
          <table:table-cell office:value-type="float" office:value="1270">
            <text:p>127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6">
            <text:p>96</text:p>
          </table:table-cell>
          <table:table-cell office:value-type="float" office:value="59700">
            <text:p>59700</text:p>
          </table:table-cell>
          <table:table-cell office:value-type="float" office:value="-2">
            <text:p>-2</text:p>
          </table:table-cell>
          <table:table-cell office:value-type="float" office:value="1240">
            <text:p>124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3">
            <text:p>93</text:p>
          </table:table-cell>
          <table:table-cell office:value-type="float" office:value="69000">
            <text:p>69000</text:p>
          </table:table-cell>
          <table:table-cell office:value-type="float" office:value="-3">
            <text:p>-3</text:p>
          </table:table-cell>
          <table:table-cell office:value-type="float" office:value="1095">
            <text:p>109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1">
            <text:p>91</text:p>
          </table:table-cell>
          <table:table-cell office:value-type="float" office:value="78100">
            <text:p>78100</text:p>
          </table:table-cell>
          <table:table-cell office:value-type="float" office:value="-2">
            <text:p>-2</text:p>
          </table:table-cell>
          <table:table-cell office:value-type="float" office:value="1165">
            <text:p>116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8">
            <text:p>88</text:p>
          </table:table-cell>
          <table:table-cell office:value-type="float" office:value="86900">
            <text:p>86900</text:p>
          </table:table-cell>
          <table:table-cell office:value-type="float" office:value="-3">
            <text:p>-3</text:p>
          </table:table-cell>
          <table:table-cell office:value-type="float" office:value="1020">
            <text:p>102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6">
            <text:p>86</text:p>
          </table:table-cell>
          <table:table-cell office:value-type="float" office:value="95500">
            <text:p>95500</text:p>
          </table:table-cell>
          <table:table-cell office:value-type="float" office:value="-2">
            <text:p>-2</text:p>
          </table:table-cell>
          <table:table-cell office:value-type="float" office:value="1090">
            <text:p>109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3">
            <text:p>83</text:p>
          </table:table-cell>
          <table:table-cell office:value-type="float" office:value="103800">
            <text:p>103800</text:p>
          </table:table-cell>
          <table:table-cell office:value-type="float" office:value="-3">
            <text:p>-3</text:p>
          </table:table-cell>
          <table:table-cell office:value-type="float" office:value="945">
            <text:p>94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6">
            <text:p>4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9">
            <text:p>79</text:p>
          </table:table-cell>
          <table:table-cell office:value-type="float" office:value="111700">
            <text:p>111700</text:p>
          </table:table-cell>
          <table:table-cell office:value-type="float" office:value="-4">
            <text:p>-4</text:p>
          </table:table-cell>
          <table:table-cell office:value-type="float" office:value="785">
            <text:p>78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7">
            <text:p>77</text:p>
          </table:table-cell>
          <table:table-cell office:value-type="float" office:value="119400">
            <text:p>119400</text:p>
          </table:table-cell>
          <table:table-cell office:value-type="float" office:value="-2">
            <text:p>-2</text:p>
          </table:table-cell>
          <table:table-cell office:value-type="float" office:value="955">
            <text:p>95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1">
            <text:p>5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4">
            <text:p>74</text:p>
          </table:table-cell>
          <table:table-cell office:value-type="float" office:value="126800">
            <text:p>126800</text:p>
          </table:table-cell>
          <table:table-cell office:value-type="float" office:value="-3">
            <text:p>-3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4">
            <text:p>5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1">
            <text:p>71</text:p>
          </table:table-cell>
          <table:table-cell office:value-type="float" office:value="133900">
            <text:p>133900</text:p>
          </table:table-cell>
          <table:table-cell office:value-type="float" office:value="-3">
            <text:p>-3</text:p>
          </table:table-cell>
          <table:table-cell office:value-type="float" office:value="765">
            <text:p>76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8">
            <text:p>5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7">
            <text:p>67</text:p>
          </table:table-cell>
          <table:table-cell office:value-type="float" office:value="140600">
            <text:p>140600</text:p>
          </table:table-cell>
          <table:table-cell office:value-type="float" office:value="-4">
            <text:p>-4</text:p>
          </table:table-cell>
          <table:table-cell office:value-type="float" office:value="605">
            <text:p>60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5">
            <text:p>65</text:p>
          </table:table-cell>
          <table:table-cell office:value-type="float" office:value="147100">
            <text:p>147100</text:p>
          </table:table-cell>
          <table:table-cell office:value-type="float" office:value="-2">
            <text:p>-2</text:p>
          </table:table-cell>
          <table:table-cell office:value-type="float" office:value="775">
            <text:p>77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2">
            <text:p>62</text:p>
          </table:table-cell>
          <table:table-cell office:value-type="float" office:value="153300">
            <text:p>153300</text:p>
          </table:table-cell>
          <table:table-cell office:value-type="float" office:value="-3">
            <text:p>-3</text:p>
          </table:table-cell>
          <table:table-cell office:value-type="float" office:value="630">
            <text:p>6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6">
            <text:p>6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9">
            <text:p>59</text:p>
          </table:table-cell>
          <table:table-cell office:value-type="float" office:value="159200">
            <text:p>159200</text:p>
          </table:table-cell>
          <table:table-cell office:value-type="float" office:value="-3">
            <text:p>-3</text:p>
          </table:table-cell>
          <table:table-cell office:value-type="float" office:value="585">
            <text:p>58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8">
            <text:p>6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7">
            <text:p>57</text:p>
          </table:table-cell>
          <table:table-cell office:value-type="float" office:value="164900">
            <text:p>164900</text:p>
          </table:table-cell>
          <table:table-cell office:value-type="float" office:value="-2">
            <text:p>-2</text:p>
          </table:table-cell>
          <table:table-cell office:value-type="float" office:value="655">
            <text:p>65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3">
            <text:p>53</text:p>
          </table:table-cell>
          <table:table-cell office:value-type="float" office:value="170200">
            <text:p>170200</text:p>
          </table:table-cell>
          <table:table-cell office:value-type="float" office:value="-4">
            <text:p>-4</text:p>
          </table:table-cell>
          <table:table-cell office:value-type="float" office:value="395">
            <text:p>39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5">
            <text:p>7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0">
            <text:p>50</text:p>
          </table:table-cell>
          <table:table-cell office:value-type="float" office:value="175200">
            <text:p>175200</text:p>
          </table:table-cell>
          <table:table-cell office:value-type="float" office:value="-3">
            <text:p>-3</text:p>
          </table:table-cell>
          <table:table-cell office:value-type="float" office:value="450">
            <text:p>45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7">
            <text:p>7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8">
            <text:p>48</text:p>
          </table:table-cell>
          <table:table-cell office:value-type="float" office:value="180000">
            <text:p>180000</text:p>
          </table:table-cell>
          <table:table-cell office:value-type="float" office:value="-2">
            <text:p>-2</text:p>
          </table:table-cell>
          <table:table-cell office:value-type="float" office:value="520">
            <text:p>52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5">
            <text:p>45</text:p>
          </table:table-cell>
          <table:table-cell office:value-type="float" office:value="184500">
            <text:p>184500</text:p>
          </table:table-cell>
          <table:table-cell office:value-type="float" office:value="-3">
            <text:p>-3</text:p>
          </table:table-cell>
          <table:table-cell office:value-type="float" office:value="375">
            <text:p>37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3">
            <text:p>8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2">
            <text:p>42</text:p>
          </table:table-cell>
          <table:table-cell office:value-type="float" office:value="188700">
            <text:p>188700</text:p>
          </table:table-cell>
          <table:table-cell office:value-type="float" office:value="-3">
            <text:p>-3</text:p>
          </table:table-cell>
          <table:table-cell office:value-type="float" office:value="330">
            <text:p>3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6">
            <text:p>8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9">
            <text:p>39</text:p>
          </table:table-cell>
          <table:table-cell office:value-type="float" office:value="192600">
            <text:p>192600</text:p>
          </table:table-cell>
          <table:table-cell office:value-type="float" office:value="-3">
            <text:p>-3</text:p>
          </table:table-cell>
          <table:table-cell office:value-type="float" office:value="285">
            <text:p>28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8">
            <text:p>8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7">
            <text:p>37</text:p>
          </table:table-cell>
          <table:table-cell office:value-type="float" office:value="196300">
            <text:p>196300</text:p>
          </table:table-cell>
          <table:table-cell office:value-type="float" office:value="-2">
            <text:p>-2</text:p>
          </table:table-cell>
          <table:table-cell office:value-type="float" office:value="355">
            <text:p>35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5">
            <text:p>35</text:p>
          </table:table-cell>
          <table:table-cell office:value-type="float" office:value="199800">
            <text:p>199800</text:p>
          </table:table-cell>
          <table:table-cell office:value-type="float" office:value="-2">
            <text:p>-2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3">
            <text:p>9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2">
            <text:p>32</text:p>
          </table:table-cell>
          <table:table-cell office:value-type="float" office:value="203000">
            <text:p>203000</text:p>
          </table:table-cell>
          <table:table-cell office:value-type="float" office:value="-3">
            <text:p>-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6">
            <text:p>9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9">
            <text:p>29</text:p>
          </table:table-cell>
          <table:table-cell office:value-type="float" office:value="205900">
            <text:p>205900</text:p>
          </table:table-cell>
          <table:table-cell office:value-type="float" office:value="-3">
            <text:p>-3</text:p>
          </table:table-cell>
          <table:table-cell office:value-type="float" office:value="135">
            <text:p>13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8">
            <text:p>9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7">
            <text:p>27</text:p>
          </table:table-cell>
          <table:table-cell office:value-type="float" office:value="208600">
            <text:p>208600</text:p>
          </table:table-cell>
          <table:table-cell office:value-type="float" office:value="-2">
            <text:p>-2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1">
            <text:p>10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4">
            <text:p>24</text:p>
          </table:table-cell>
          <table:table-cell office:value-type="float" office:value="211000">
            <text:p>211000</text:p>
          </table:table-cell>
          <table:table-cell office:value-type="float" office:value="-3">
            <text:p>-3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3">
            <text:p>10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2">
            <text:p>22</text:p>
          </table:table-cell>
          <table:table-cell office:value-type="float" office:value="213200">
            <text:p>213200</text:p>
          </table:table-cell>
          <table:table-cell office:value-type="float" office:value="-2">
            <text:p>-2</text:p>
          </table:table-cell>
          <table:table-cell office:value-type="float" office:value="130">
            <text:p>1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6">
            <text:p>10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9">
            <text:p>19</text:p>
          </table:table-cell>
          <table:table-cell office:value-type="float" office:value="215100">
            <text:p>215100</text:p>
          </table:table-cell>
          <table:table-cell office:value-type="float" office:value="-3">
            <text:p>-3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8">
            <text:p>10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7">
            <text:p>17</text:p>
          </table:table-cell>
          <table:table-cell office:value-type="float" office:value="216800">
            <text:p>216800</text:p>
          </table:table-cell>
          <table:table-cell office:value-type="float" office:value="-2">
            <text:p>-2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0">
            <text:p>11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5">
            <text:p>15</text:p>
          </table:table-cell>
          <table:table-cell office:value-type="float" office:value="218300">
            <text:p>218300</text:p>
          </table:table-cell>
          <table:table-cell office:value-type="float" office:value="-2">
            <text:p>-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2">
            <text:p>11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3">
            <text:p>13</text:p>
          </table:table-cell>
          <table:table-cell office:value-type="float" office:value="219600">
            <text:p>219600</text:p>
          </table:table-cell>
          <table:table-cell office:value-type="float" office:value="-2">
            <text:p>-2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3">
            <text:p>11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2">
            <text:p>12</text:p>
          </table:table-cell>
          <table:table-cell office:value-type="float" office:value="220800">
            <text:p>220800</text:p>
          </table:table-cell>
          <table:table-cell office:value-type="float" office:value="-1">
            <text:p>-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221800">
            <text:p>221800</text:p>
          </table:table-cell>
          <table:table-cell office:value-type="float" office:value="-2">
            <text:p>-2</text:p>
          </table:table-cell>
          <table:table-cell office:value-type="float" office:value="-50">
            <text:p>-5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7">
            <text:p>11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">
            <text:p>8</text:p>
          </table:table-cell>
          <table:table-cell office:value-type="float" office:value="222600">
            <text:p>222600</text:p>
          </table:table-cell>
          <table:table-cell office:value-type="float" office:value="-2">
            <text:p>-2</text:p>
          </table:table-cell>
          <table:table-cell office:value-type="float" office:value="-80">
            <text:p>-8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8">
            <text:p>11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">
            <text:p>7</text:p>
          </table:table-cell>
          <table:table-cell office:value-type="float" office:value="223300">
            <text:p>223300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8">
            <text:p>11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">
            <text:p>7</text:p>
          </table:table-cell>
          <table:table-cell office:value-type="float" office:value="224000">
            <text:p>224000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9">
            <text:p>11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">
            <text:p>6</text:p>
          </table:table-cell>
          <table:table-cell office:value-type="float" office:value="224600">
            <text:p>224600</text:p>
          </table:table-cell>
          <table:table-cell office:value-type="float" office:value="-1">
            <text:p>-1</text:p>
          </table:table-cell>
          <table:table-cell office:value-type="float" office:value="-10">
            <text:p>-1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0">
            <text:p>12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  <table:table-cell office:value-type="float" office:value="225100">
            <text:p>225100</text:p>
          </table:table-cell>
          <table:table-cell office:value-type="float" office:value="-1">
            <text:p>-1</text:p>
          </table:table-cell>
          <table:table-cell office:value-type="float" office:value="-25">
            <text:p>-2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1">
            <text:p>12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">
            <text:p>4</text:p>
          </table:table-cell>
          <table:table-cell office:value-type="float" office:value="225500">
            <text:p>225500</text:p>
          </table:table-cell>
          <table:table-cell office:value-type="float" office:value="-1">
            <text:p>-1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1">
            <text:p>12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">
            <text:p>4</text:p>
          </table:table-cell>
          <table:table-cell office:value-type="float" office:value="225900">
            <text:p>2259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 office:value-type="float" office:value="226200">
            <text:p>226200</text:p>
          </table:table-cell>
          <table:table-cell office:value-type="float" office:value="-1">
            <text:p>-1</text:p>
          </table:table-cell>
          <table:table-cell office:value-type="float" office:value="-55">
            <text:p>-5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 office:value-type="float" office:value="226500">
            <text:p>226500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 office:value-type="float" office:value="226800">
            <text:p>226800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 office:value-type="float" office:value="227100">
            <text:p>227100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227300">
            <text:p>227300</text:p>
          </table:table-cell>
          <table:table-cell office:value-type="float" office:value="-1">
            <text:p>-1</text:p>
          </table:table-cell>
          <table:table-cell office:value-type="float" office:value="-70">
            <text:p>-7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27400">
            <text:p>227400</text:p>
          </table:table-cell>
          <table:table-cell office:value-type="float" office:value="-1">
            <text:p>-1</text:p>
          </table:table-cell>
          <table:table-cell office:value-type="float" office:value="-85">
            <text:p>-8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27400">
            <text:p>2274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7300">
            <text:p>227300</text:p>
          </table:table-cell>
          <table:table-cell office:value-type="float" office:value="-1">
            <text:p>-1</text:p>
          </table:table-cell>
          <table:table-cell office:value-type="float" office:value="-115">
            <text:p>-1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7200">
            <text:p>2272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7100">
            <text:p>2271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27100">
            <text:p>227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27100">
            <text:p>2271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27100">
            <text:p>2271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27200">
            <text:p>227200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27300">
            <text:p>2273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27400">
            <text:p>2274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27500">
            <text:p>2275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27500">
            <text:p>2275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7400">
            <text:p>227400</text:p>
          </table:table-cell>
          <table:table-cell office:value-type="float" office:value="-1">
            <text:p>-1</text:p>
          </table:table-cell>
          <table:table-cell office:value-type="float" office:value="-115">
            <text:p>-1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7200">
            <text:p>227200</text:p>
          </table:table-cell>
          <table:table-cell office:value-type="float" office:value="-1">
            <text:p>-1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6900">
            <text:p>226900</text:p>
          </table:table-cell>
          <table:table-cell office:value-type="float" office:value="-1">
            <text:p>-1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6600">
            <text:p>226600</text:p>
          </table:table-cell>
          <table:table-cell office:value-type="float" office:value="0">
            <text:p>0</text:p>
          </table:table-cell>
          <table:table-cell office:value-type="float" office:value="-45">
            <text:p>-4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6200">
            <text:p>226200</text:p>
          </table:table-cell>
          <table:table-cell office:value-type="float" office:value="-1">
            <text:p>-1</text:p>
          </table:table-cell>
          <table:table-cell office:value-type="float" office:value="-160">
            <text:p>-16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5900">
            <text:p>22590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5700">
            <text:p>22570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5500">
            <text:p>2255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5300">
            <text:p>2253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5100">
            <text:p>2251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4800">
            <text:p>224800</text:p>
          </table:table-cell>
          <table:table-cell office:value-type="float" office:value="-1">
            <text:p>-1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4500">
            <text:p>224500</text:p>
          </table:table-cell>
          <table:table-cell office:value-type="float" office:value="0">
            <text:p>0</text:p>
          </table:table-cell>
          <table:table-cell office:value-type="float" office:value="-45">
            <text:p>-4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4300">
            <text:p>22430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4100">
            <text:p>2241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4000">
            <text:p>224000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3900">
            <text:p>2239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3800">
            <text:p>2238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3700">
            <text:p>2237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3600">
            <text:p>2236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3500">
            <text:p>2235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23500">
            <text:p>2235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23500">
            <text:p>2235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23600">
            <text:p>223600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23700">
            <text:p>2237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23800">
            <text:p>2238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23900">
            <text:p>2239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23900">
            <text:p>2239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3800">
            <text:p>223800</text:p>
          </table:table-cell>
          <table:table-cell office:value-type="float" office:value="-1">
            <text:p>-1</text:p>
          </table:table-cell>
          <table:table-cell office:value-type="float" office:value="-115">
            <text:p>-1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3500">
            <text:p>223500</text:p>
          </table:table-cell>
          <table:table-cell office:value-type="float" office:value="-2">
            <text:p>-2</text:p>
          </table:table-cell>
          <table:table-cell office:value-type="float" office:value="-245">
            <text:p>-24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3200">
            <text:p>223200</text:p>
          </table:table-cell>
          <table:table-cell office:value-type="float" office:value="0">
            <text:p>0</text:p>
          </table:table-cell>
          <table:table-cell office:value-type="float" office:value="-45">
            <text:p>-4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2800">
            <text:p>222800</text:p>
          </table:table-cell>
          <table:table-cell office:value-type="float" office:value="-1">
            <text:p>-1</text:p>
          </table:table-cell>
          <table:table-cell office:value-type="float" office:value="-160">
            <text:p>-16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2400">
            <text:p>2224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2100">
            <text:p>22210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1900">
            <text:p>22190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1700">
            <text:p>2217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1500">
            <text:p>2215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1300">
            <text:p>2213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1000">
            <text:p>221000</text:p>
          </table:table-cell>
          <table:table-cell office:value-type="float" office:value="-1">
            <text:p>-1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0700">
            <text:p>220700</text:p>
          </table:table-cell>
          <table:table-cell office:value-type="float" office:value="0">
            <text:p>0</text:p>
          </table:table-cell>
          <table:table-cell office:value-type="float" office:value="-45">
            <text:p>-4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0500">
            <text:p>22050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0300">
            <text:p>2203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0200">
            <text:p>220200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0100">
            <text:p>2201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0000">
            <text:p>2200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9900">
            <text:p>2199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9800">
            <text:p>2198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9700">
            <text:p>2197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19700">
            <text:p>2197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19700">
            <text:p>2197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19800">
            <text:p>219800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19900">
            <text:p>2199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20000">
            <text:p>2200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20000">
            <text:p>2200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20000">
            <text:p>2200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9900">
            <text:p>219900</text:p>
          </table:table-cell>
          <table:table-cell office:value-type="float" office:value="-1">
            <text:p>-1</text:p>
          </table:table-cell>
          <table:table-cell office:value-type="float" office:value="-115">
            <text:p>-1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9700">
            <text:p>219700</text:p>
          </table:table-cell>
          <table:table-cell office:value-type="float" office:value="-1">
            <text:p>-1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9500">
            <text:p>2195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9300">
            <text:p>2193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9100">
            <text:p>2191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9000">
            <text:p>219000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19000">
            <text:p>2190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19000">
            <text:p>2190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19000">
            <text:p>2190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19000">
            <text:p>2190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19000">
            <text:p>2190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19000">
            <text:p>2190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19000">
            <text:p>2190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19100">
            <text:p>219100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19200">
            <text:p>2192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219400">
            <text:p>219400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219600">
            <text:p>2196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19700">
            <text:p>219700</text:p>
          </table:table-cell>
          <table:table-cell office:value-type="float" office:value="-1">
            <text:p>-1</text:p>
          </table:table-cell>
          <table:table-cell office:value-type="float" office:value="-85">
            <text:p>-8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19700">
            <text:p>2197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9600">
            <text:p>219600</text:p>
          </table:table-cell>
          <table:table-cell office:value-type="float" office:value="-1">
            <text:p>-1</text:p>
          </table:table-cell>
          <table:table-cell office:value-type="float" office:value="-115">
            <text:p>-1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9400">
            <text:p>219400</text:p>
          </table:table-cell>
          <table:table-cell office:value-type="float" office:value="-1">
            <text:p>-1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9200">
            <text:p>2192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9000">
            <text:p>2190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8900">
            <text:p>218900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8800">
            <text:p>2188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18800">
            <text:p>2188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18800">
            <text:p>2188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18800">
            <text:p>2188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18800">
            <text:p>2188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18800">
            <text:p>2188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18800">
            <text:p>2188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18800">
            <text:p>2188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18900">
            <text:p>218900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219100">
            <text:p>219100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219300">
            <text:p>2193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219500">
            <text:p>2195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19600">
            <text:p>219600</text:p>
          </table:table-cell>
          <table:table-cell office:value-type="float" office:value="-1">
            <text:p>-1</text:p>
          </table:table-cell>
          <table:table-cell office:value-type="float" office:value="-85">
            <text:p>-8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19700">
            <text:p>2197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9600">
            <text:p>219600</text:p>
          </table:table-cell>
          <table:table-cell office:value-type="float" office:value="-2">
            <text:p>-2</text:p>
          </table:table-cell>
          <table:table-cell office:value-type="float" office:value="-215">
            <text:p>-2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9400">
            <text:p>219400</text:p>
          </table:table-cell>
          <table:table-cell office:value-type="float" office:value="-1">
            <text:p>-1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19100">
            <text:p>219100</text:p>
          </table:table-cell>
          <table:table-cell office:value-type="float" office:value="-1">
            <text:p>-1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18800">
            <text:p>218800</text:p>
          </table:table-cell>
          <table:table-cell office:value-type="float" office:value="0">
            <text:p>0</text:p>
          </table:table-cell>
          <table:table-cell office:value-type="float" office:value="-45">
            <text:p>-4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18500">
            <text:p>218500</text:p>
          </table:table-cell>
          <table:table-cell office:value-type="float" office:value="0">
            <text:p>0</text:p>
          </table:table-cell>
          <table:table-cell office:value-type="float" office:value="-45">
            <text:p>-4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8300">
            <text:p>21830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8100">
            <text:p>2181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7900">
            <text:p>2179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7700">
            <text:p>2177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7600">
            <text:p>217600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7500">
            <text:p>2175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7400">
            <text:p>2174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7300">
            <text:p>2173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17300">
            <text:p>2173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17300">
            <text:p>2173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17300">
            <text:p>2173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17300">
            <text:p>2173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17400">
            <text:p>217400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17500">
            <text:p>2175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17600">
            <text:p>2176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17700">
            <text:p>2177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17700">
            <text:p>2177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7500">
            <text:p>217500</text:p>
          </table:table-cell>
          <table:table-cell office:value-type="float" office:value="-2">
            <text:p>-2</text:p>
          </table:table-cell>
          <table:table-cell office:value-type="float" office:value="-230">
            <text:p>-2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17200">
            <text:p>217200</text:p>
          </table:table-cell>
          <table:table-cell office:value-type="float" office:value="-1">
            <text:p>-1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16900">
            <text:p>216900</text:p>
          </table:table-cell>
          <table:table-cell office:value-type="float" office:value="0">
            <text:p>0</text:p>
          </table:table-cell>
          <table:table-cell office:value-type="float" office:value="-45">
            <text:p>-4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16600">
            <text:p>216600</text:p>
          </table:table-cell>
          <table:table-cell office:value-type="float" office:value="0">
            <text:p>0</text:p>
          </table:table-cell>
          <table:table-cell office:value-type="float" office:value="-45">
            <text:p>-4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16300">
            <text:p>216300</text:p>
          </table:table-cell>
          <table:table-cell office:value-type="float" office:value="0">
            <text:p>0</text:p>
          </table:table-cell>
          <table:table-cell office:value-type="float" office:value="-45">
            <text:p>-4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16000">
            <text:p>216000</text:p>
          </table:table-cell>
          <table:table-cell office:value-type="float" office:value="0">
            <text:p>0</text:p>
          </table:table-cell>
          <table:table-cell office:value-type="float" office:value="-45">
            <text:p>-4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5800">
            <text:p>21580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5600">
            <text:p>2156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5500">
            <text:p>215500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5400">
            <text:p>2154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5300">
            <text:p>2153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5200">
            <text:p>2152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5100">
            <text:p>2151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5000">
            <text:p>2150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4900">
            <text:p>2149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14900">
            <text:p>2149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15000">
            <text:p>215000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15100">
            <text:p>2151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15200">
            <text:p>2152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15200">
            <text:p>2152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5T12:26:13</dc:date>
    <dc:creator>will </dc:creator>
    <meta:document-statistic meta:table-count="1" meta:cell-count="2191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81cm" svg:height="12.701cm" xlink:href=".." xlink:type="simple" chart:class="chart:scatter" chart:column-mapping="1 0" chart:style-name="ch1">
        <chart:title svg:x="6.055cm" svg:y="0.39cm" chart:style-name="ch2">
          <text:p>SP 125, Kp 15, Ki 2, Kd 100</text:p>
        </chart:title>
        <chart:legend chart:legend-position="end" svg:x="15.961cm" svg:y="5.802cm" style:legend-expansion="high" chart:style-name="ch3"/>
        <chart:plot-area chart:style-name="ch4" table:cell-range-address="Sheet1.B1:Sheet1.C199" chart:data-source-has-labels="row" svg:x="0.805cm" svg:y="1.931cm" svg:width="14.446cm" svg:height="10.096cm">
          <chartooo:coordinate-region svg:x="1.612cm" svg:y="2.13cm" svg:width="13.359cm" svg:height="9.2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99" chart:label-cell-address="Sheet1.C1:Sheet1.C1" chart:class="chart:scatter">
            <chart:data-point chart:repeated="198"/>
          </chart:series>
          <chart:series chart:style-name="ch8" chart:values-cell-range-address="Sheet1.B2:Sheet1.B199" chart:label-cell-address="Sheet1.B1:Sheet1.B1" chart:class="chart:scatter">
            <chart:data-point chart:repeated="19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V</text:p>
                <draw:g>
                  <svg:desc>Sheet1.C1:Sheet1.C1</svg:desc>
                </draw:g>
              </table:table-cell>
              <table:table-cell office:value-type="string">
                <text:p>SP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">
                <text:p>24</text:p>
                <draw:g>
                  <svg:desc>Sheet1.C2:Sheet1.C199</svg:desc>
                </draw:g>
              </table:table-cell>
              <table:table-cell office:value-type="float" office:value="125">
                <text:p>125</text:p>
                <draw:g>
                  <svg:desc>Sheet1.B2:Sheet1.B1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">
                <text:p>3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">
                <text:p>5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">
                <text:p>5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">
                <text:p>6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">
                <text:p>6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">
                <text:p>6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2">
                <text:p>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">
                <text:p>7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7">
                <text:p>7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">
                <text:p>8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3">
                <text:p>8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6">
                <text:p>8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8">
                <text:p>8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">
                <text:p>9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3">
                <text:p>9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">
                <text:p>9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8">
                <text:p>9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1">
                <text:p>10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3">
                <text:p>10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6">
                <text:p>10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8">
                <text:p>10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0">
                <text:p>11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2">
                <text:p>11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3">
                <text:p>11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5">
                <text:p>11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">
                <text:p>11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8">
                <text:p>11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8">
                <text:p>11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2">
                <text:p>12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2">
                <text:p>12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2">
                <text:p>12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2">
                <text:p>12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9">
                <text:p>12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9">
                <text:p>12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9">
                <text:p>12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